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f5dd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5dd9"/>
    </style:style>
    <style:style style:name="P5" style:family="paragraph" style:parent-style-name="Text_20_body">
      <style:text-properties officeooo:paragraph-rsid="0008e1b9"/>
    </style:style>
    <style:style style:name="P6" style:family="paragraph" style:parent-style-name="Text_20_body">
      <style:text-properties fo:language="ru" fo:country="RU" officeooo:rsid="000509c9" officeooo:paragraph-rsid="00097eea"/>
    </style:style>
    <style:style style:name="P7" style:family="paragraph" style:parent-style-name="Text_20_body">
      <style:text-properties officeooo:paragraph-rsid="000f994b"/>
    </style:style>
    <style:style style:name="P8" style:family="paragraph" style:parent-style-name="Text_20_body">
      <style:text-properties officeooo:rsid="00162ee6" officeooo:paragraph-rsid="00162ee6"/>
    </style:style>
    <style:style style:name="P9" style:family="paragraph" style:parent-style-name="Text_20_body">
      <style:text-properties style:font-name="Times New Roman" fo:font-size="12pt" fo:font-weight="normal" officeooo:rsid="001b3b87" officeooo:paragraph-rsid="001b3b87" style:font-size-asian="12pt" style:font-weight-asian="normal" style:font-size-complex="12pt" style:font-weight-complex="norm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Heading_20_1">
      <style:text-properties style:font-name="Times New Roman"/>
    </style:style>
    <style:style style:name="P17" style:family="paragraph" style:parent-style-name="Heading_20_1">
      <style:paragraph-properties fo:break-before="page"/>
      <style:text-properties style:font-name="Times New Roman" officeooo:rsid="000f994b" officeooo:paragraph-rsid="000f994b"/>
    </style:style>
    <style:style style:name="P18" style:family="paragraph" style:parent-style-name="Heading_20_1" style:master-page-name="">
      <style:paragraph-properties fo:orphans="0" fo:widows="0" style:page-number="auto" fo:keep-with-next="auto"/>
    </style:style>
    <style:style style:name="P19" style:family="paragraph" style:parent-style-name="Heading_20_2">
      <style:text-properties officeooo:paragraph-rsid="0008e1b9"/>
    </style:style>
    <style:style style:name="P20" style:family="paragraph" style:parent-style-name="Heading_20_2">
      <style:text-properties officeooo:paragraph-rsid="00097eea"/>
    </style:style>
    <style:style style:name="P21" style:family="paragraph" style:parent-style-name="Heading_20_2">
      <style:text-properties style:font-name="Times New Roman" fo:font-size="14pt" fo:font-weight="bold" officeooo:rsid="001b0ca4" officeooo:paragraph-rsid="001b0ca4" style:font-name-asian="Microsoft YaHei" style:font-size-asian="14pt" style:font-weight-asian="bold" style:font-name-complex="Arial" style:font-size-complex="14pt" style:font-weight-complex="bold"/>
    </style:style>
    <style:style style:name="P22" style:family="paragraph" style:parent-style-name="Heading_20_2">
      <style:text-properties officeooo:rsid="001b3b87" officeooo:paragraph-rsid="001b3b87"/>
    </style:style>
    <style:style style:name="P23" style:family="paragraph" style:parent-style-name="Heading_20_2">
      <style:text-properties officeooo:rsid="001dcee0" officeooo:paragraph-rsid="001dcee0"/>
    </style:style>
    <style:style style:name="P24" style:family="paragraph" style:parent-style-name="Heading_20_3">
      <style:text-properties officeooo:rsid="0010f8a2" officeooo:paragraph-rsid="0010f8a2"/>
    </style:style>
    <style:style style:name="P25" style:family="paragraph" style:parent-style-name="Heading_20_3">
      <style:text-properties officeooo:rsid="001e203f" officeooo:paragraph-rsid="001e203f"/>
    </style:style>
    <style:style style:name="P26" style:family="paragraph" style:parent-style-name="Heading_20_3">
      <style:text-properties style:font-name="Times New Roman" fo:font-size="12pt" fo:font-weight="normal" officeooo:rsid="001e203f" officeooo:paragraph-rsid="001e203f" style:font-name-asian="Microsoft YaHei" style:font-size-asian="14.1000003814697pt" style:font-weight-asian="bold" style:font-name-complex="Arial" style:font-size-complex="14.1000003814697pt" style:font-weight-complex="bold"/>
    </style:style>
    <style:style style:name="P27" style:family="paragraph" style:parent-style-name="Heading_20_3">
      <style:text-properties style:font-name="Times New Roman" fo:font-size="12pt" fo:font-weight="normal" officeooo:rsid="00142f61" officeooo:paragraph-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P28" style:family="paragraph" style:parent-style-name="Heading_20_3">
      <style:text-properties officeooo:rsid="0012e6ed" officeooo:paragraph-rsid="0012e6ed"/>
    </style:style>
    <style:style style:name="P29" style:family="paragraph" style:parent-style-name="Heading_20_3">
      <style:text-properties officeooo:paragraph-rsid="00142f61"/>
    </style:style>
    <style:style style:name="P30" style:family="paragraph" style:parent-style-name="Heading_20_3">
      <style:text-properties officeooo:paragraph-rsid="0015f67d"/>
    </style:style>
    <style:style style:name="P31" style:family="paragraph" style:parent-style-name="Heading_20_3">
      <style:text-properties officeooo:rsid="0015f67d" officeooo:paragraph-rsid="0015f67d"/>
    </style:style>
    <style:style style:name="P32" style:family="paragraph" style:parent-style-name="Heading_20_3">
      <style:text-properties fo:language="ru" fo:country="RU" officeooo:rsid="001b0ca4" officeooo:paragraph-rsid="001b0ca4"/>
    </style:style>
    <style:style style:name="P33" style:family="paragraph" style:parent-style-name="Heading_20_3">
      <style:text-properties officeooo:rsid="001b0ca4" officeooo:paragraph-rsid="001b0ca4"/>
    </style:style>
    <style:style style:name="P34" style:family="paragraph" style:parent-style-name="Heading_20_3">
      <style:text-properties officeooo:rsid="001b0ca4" officeooo:paragraph-rsid="001b3b87"/>
    </style:style>
    <style:style style:name="P35" style:family="paragraph" style:parent-style-name="Heading_20_3">
      <style:text-properties officeooo:rsid="001b3b87" officeooo:paragraph-rsid="001b3b87"/>
    </style:style>
    <style:style style:name="P36" style:family="paragraph" style:parent-style-name="Heading_20_3">
      <style:text-properties officeooo:rsid="001b3b87" officeooo:paragraph-rsid="001dcee0"/>
    </style:style>
    <style:style style:name="P37" style:family="paragraph" style:parent-style-name="Heading_20_3">
      <style:text-properties officeooo:paragraph-rsid="001b3b87"/>
    </style:style>
    <style:style style:name="P38" style:family="paragraph" style:parent-style-name="Heading_20_3">
      <style:text-properties officeooo:rsid="001dcee0" officeooo:paragraph-rsid="001dcee0"/>
    </style:style>
    <style:style style:name="P39" style:family="paragraph" style:parent-style-name="Heading_20_4">
      <style:text-properties officeooo:paragraph-rsid="0012e6ed"/>
    </style:style>
    <style:style style:name="P40" style:family="paragraph" style:parent-style-name="Heading_20_4">
      <style:text-properties officeooo:rsid="001e203f" officeooo:paragraph-rsid="001e203f"/>
    </style:style>
    <style:style style:name="P41" style:family="paragraph" style:parent-style-name="Heading_20_4">
      <style:text-properties officeooo:rsid="0012e6ed" officeooo:paragraph-rsid="0012e6ed"/>
    </style:style>
    <style:style style:name="P42" style:family="paragraph" style:parent-style-name="Heading_20_4">
      <style:text-properties officeooo:paragraph-rsid="00142f61"/>
    </style:style>
    <style:style style:name="P43" style:family="paragraph" style:parent-style-name="Heading_20_4">
      <style:text-properties officeooo:paragraph-rsid="0015f67d"/>
    </style:style>
    <style:style style:name="P44" style:family="paragraph" style:parent-style-name="Heading_20_4">
      <style:text-properties officeooo:rsid="0015f67d" officeooo:paragraph-rsid="0015f67d"/>
    </style:style>
    <style:style style:name="P45" style:family="paragraph" style:parent-style-name="Heading_20_4">
      <style:text-properties officeooo:rsid="001b3b87" officeooo:paragraph-rsid="001b3b87"/>
    </style:style>
    <style:style style:name="P46" style:family="paragraph" style:parent-style-name="Heading_20_4">
      <style:text-properties officeooo:paragraph-rsid="001b3b87"/>
    </style:style>
    <style:style style:name="P47" style:family="paragraph" style:parent-style-name="Text_20_body">
      <style:text-properties officeooo:rsid="001b3b87" officeooo:paragraph-rsid="002b2b5f"/>
    </style:style>
    <style:style style:name="P48" style:family="paragraph" style:parent-style-name="Text_20_body">
      <style:text-properties style:font-name="Times New Roman" officeooo:rsid="000f994b" officeooo:paragraph-rsid="000f994b"/>
    </style:style>
    <style:style style:name="P49" style:family="paragraph" style:parent-style-name="Text_20_body">
      <style:text-properties style:font-name="Times New Roman" officeooo:rsid="000f994b" officeooo:paragraph-rsid="002b2b5f"/>
    </style:style>
    <style:style style:name="P50" style:family="paragraph" style:parent-style-name="Text_20_body">
      <style:text-properties officeooo:paragraph-rsid="002b2b5f"/>
    </style:style>
    <style:style style:name="P51" style:family="paragraph" style:parent-style-name="Text_20_body">
      <style:text-properties officeooo:rsid="0015f67d" officeooo:paragraph-rsid="002b2b5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92cb"/>
    </style:style>
    <style:style style:name="T3" style:family="text">
      <style:text-properties fo:language="ru" fo:country="RU" officeooo:rsid="000509c9"/>
    </style:style>
    <style:style style:name="T4" style:family="text">
      <style:text-properties fo:language="ru" fo:country="RU" officeooo:rsid="0005c931"/>
    </style:style>
    <style:style style:name="T5" style:family="text">
      <style:text-properties fo:language="ru" fo:country="RU" fo:font-weight="bold" officeooo:rsid="0006e227" style:font-weight-asian="bold" style:font-weight-complex="bold"/>
    </style:style>
    <style:style style:name="T6" style:family="text">
      <style:text-properties fo:language="ru" fo:country="RU" officeooo:rsid="00097eea"/>
    </style:style>
    <style:style style:name="T7" style:family="text">
      <style:text-properties fo:language="ru" fo:country="RU" officeooo:rsid="000a4df5"/>
    </style:style>
    <style:style style:name="T8" style:family="text">
      <style:text-properties fo:language="ru" fo:country="RU" officeooo:rsid="000f994b"/>
    </style:style>
    <style:style style:name="T9" style:family="text">
      <style:text-properties fo:language="ru" fo:country="RU" officeooo:rsid="0010f8a2"/>
    </style:style>
    <style:style style:name="T10" style:family="text">
      <style:text-properties fo:language="ru" fo:country="RU" officeooo:rsid="00142f61"/>
    </style:style>
    <style:style style:name="T11" style:family="text">
      <style:text-properties fo:language="ru" fo:country="RU" officeooo:rsid="001b0ca4"/>
    </style:style>
    <style:style style:name="T12" style:family="text">
      <style:text-properties fo:language="ru" fo:country="RU" officeooo:rsid="001b3b87"/>
    </style:style>
    <style:style style:name="T13" style:family="text">
      <style:text-properties style:font-name="Times New Roman" fo:font-size="12pt" fo:language="ru" fo:country="RU" fo:font-weight="normal" officeooo:rsid="00097eea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ru" fo:country="RU" fo:font-weight="normal" officeooo:rsid="000a4df5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ru" fo:country="RU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17" style:family="text">
      <style:text-properties style:font-name="Times New Roman" fo:font-size="12pt" fo:language="en" fo:country="US" fo:font-weight="normal" officeooo:rsid="0008e1b9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129778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12e6ed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1b3b87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0f994b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142f61" style:font-name-asian="Microsoft YaHei" style:font-size-asian="14.1000003814697pt" style:font-weight-asian="bold" style:font-name-complex="Arial" style:font-size-complex="14.1000003814697pt" style:font-weight-complex="bold"/>
    </style:style>
    <style:style style:name="T24" style:family="text">
      <style:text-properties style:font-name="Times New Roman" fo:font-size="12pt" fo:font-weight="normal" officeooo:rsid="0015f67d" style:font-name-asian="Microsoft YaHei" style:font-size-asian="14.1000003814697pt" style:font-weight-asian="bold" style:font-name-complex="Arial" style:font-size-complex="14.1000003814697pt" style:font-weight-complex="bold"/>
    </style:style>
    <style:style style:name="T25" style:family="text">
      <style:text-properties style:font-name="Times New Roman" fo:font-size="12pt" fo:font-weight="normal" officeooo:rsid="001b3b87" style:font-name-asian="Microsoft YaHei" style:font-size-asian="14.1000003814697pt" style:font-weight-asian="bold" style:font-name-complex="Arial" style:font-size-complex="14.1000003814697pt" style:font-weight-complex="bold"/>
    </style:style>
    <style:style style:name="T26" style:family="text">
      <style:text-properties style:font-name="Times New Roman" fo:language="en" fo:country="US" officeooo:rsid="00033694"/>
    </style:style>
    <style:style style:name="T27" style:family="text">
      <style:text-properties style:font-name="Times New Roman" fo:font-size="14pt" fo:language="ru" fo:country="RU" officeooo:rsid="000509c9" style:font-size-asian="14pt" style:font-size-complex="14pt"/>
    </style:style>
    <style:style style:name="T28" style:family="text">
      <style:text-properties style:font-name="Times New Roman" fo:font-size="16pt" fo:font-weight="bold" officeooo:rsid="000f994b" style:font-name-asian="Microsoft YaHei" style:font-size-asian="16pt" style:font-weight-asian="bold" style:font-name-complex="Arial" style:font-size-complex="16pt" style:font-weight-complex="bold"/>
    </style:style>
    <style:style style:name="T29" style:family="text">
      <style:text-properties style:font-name="Times New Roman" officeooo:rsid="000f994b"/>
    </style:style>
    <style:style style:name="T30" style:family="text">
      <style:text-properties style:font-name="Times New Roman" officeooo:rsid="00129778"/>
    </style:style>
    <style:style style:name="T31" style:family="text">
      <style:text-properties officeooo:rsid="000a4df5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0f5dd9"/>
    </style:style>
    <style:style style:name="T34" style:family="text">
      <style:text-properties fo:language="en" fo:country="US" style:text-underline-style="solid" style:text-underline-width="auto" style:text-underline-color="font-color" officeooo:rsid="000f5dd9"/>
    </style:style>
    <style:style style:name="T35" style:family="text">
      <style:text-properties fo:language="en" fo:country="US" style:text-underline-style="none" officeooo:rsid="000f5dd9"/>
    </style:style>
    <style:style style:name="T36" style:family="text">
      <style:text-properties officeooo:rsid="000f5dd9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T39" style:family="text">
      <style:text-properties officeooo:rsid="000f994b"/>
    </style:style>
    <style:style style:name="T40" style:family="text">
      <style:text-properties officeooo:rsid="0010f8a2"/>
    </style:style>
    <style:style style:name="T41" style:family="text">
      <style:text-properties fo:font-size="12pt" fo:language="ru" fo:country="RU" fo:font-weight="normal" officeooo:rsid="000f994b" style:font-size-asian="12pt" style:font-weight-asian="normal" style:font-size-complex="12pt" style:font-weight-complex="normal"/>
    </style:style>
    <style:style style:name="T42" style:family="text">
      <style:text-properties fo:font-size="12pt" fo:language="en" fo:country="US" fo:font-weight="normal" officeooo:rsid="0010f8a2" style:font-size-asian="12pt" style:font-weight-asian="normal" style:font-size-complex="12pt" style:font-weight-complex="normal"/>
    </style:style>
    <style:style style:name="T43" style:family="text">
      <style:text-properties fo:font-size="12pt" fo:language="en" fo:country="US" fo:font-weight="normal" officeooo:rsid="0008e1b9" style:font-size-asian="12pt" style:font-weight-asian="normal" style:font-size-complex="12pt" style:font-weight-complex="normal"/>
    </style:style>
    <style:style style:name="T44" style:family="text">
      <style:text-properties officeooo:rsid="00129778"/>
    </style:style>
    <style:style style:name="T45" style:family="text">
      <style:text-properties officeooo:rsid="0012e6ed"/>
    </style:style>
    <style:style style:name="T46" style:family="text">
      <style:text-properties style:font-name="Times New Roman2" fo:font-size="12pt" fo:font-style="normal" fo:font-weight="normal" officeooo:rsid="0012e6e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7" style:family="text">
      <style:text-properties style:font-name="Times New Roman2" fo:font-size="12pt" fo:font-style="normal" fo:font-weight="normal" officeooo:rsid="00142f61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8" style:family="text">
      <style:text-properties style:font-name="Times New Roman2" fo:font-size="12pt" fo:font-style="normal" fo:font-weight="normal" officeooo:rsid="0015f67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9" style:family="text">
      <style:text-properties style:font-name="Times New Roman2" fo:font-size="12pt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0" style:family="text">
      <style:text-properties style:font-name="Times New Roman2" fo:font-size="12pt" fo:language="ru" fo:country="RU" fo:font-style="normal" fo:font-weight="normal" officeooo:rsid="001b3b8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51" style:family="text">
      <style:text-properties officeooo:rsid="00142f61"/>
    </style:style>
    <style:style style:name="T52" style:family="text">
      <style:text-properties officeooo:rsid="0015f67d"/>
    </style:style>
    <style:style style:name="T53" style:family="text">
      <style:text-properties officeooo:rsid="001b3b87"/>
    </style:style>
    <style:style style:name="T54" style:family="text">
      <style:text-properties officeooo:rsid="001dcee0"/>
    </style:style>
    <style:style style:name="T55" style:family="text">
      <style:text-properties officeooo:rsid="001e203f"/>
    </style:style>
    <style:style style:name="T56" style:family="text">
      <style:text-properties officeooo:rsid="002ac6e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bookmark-start text:name="__RefHeading___Toc838_999031852"/>Техническое задание<text:bookmark-end text:name="__RefHeading___Toc838_999031852"/></text:p>
      <text:p text:style-name="P1"><text:bookmark-start text:name="__RefHeading___Toc836_999031852"/><text:span text:style-name="T2">Разработка </text:span><text:span text:style-name="T7">мобильного </text:span><text:span text:style-name="T2">приложения «</text:span><text:span text:style-name="T26">Shapeshifter</text:span><text:span text:style-name="T2">»</text:span><text:bookmark-end text:name="__RefHeading___Toc836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bookmark-start text:name="__RefHeading___Toc834_999031852"/>Заказчик<text:span text:style-name="T33">:<text:tab/><text:tab/><text:tab/><text:tab/></text:span><text:span text:style-name="T35"><text:tab/></text:span><text:span text:style-name="T34"><text:tab/><text:tab/></text:span><text:span text:style-name="T35"> <text:s/></text:span><text:span text:style-name="T36">ст</text:span>арший преподаватель Тарасов В.С.<text:bookmark-end text:name="__RefHeading___Toc834_999031852"/></text:p>
      <text:p text:style-name="P4"><text:bookmark-start text:name="__RefHeading___Toc832_999031852"/>Исполнители<text:tab/><text:tab/><text:tab/><text:tab/><text:tab/><text:tab/><text:span text:style-name="T38"><text:tab/><text:tab/></text:span><text:span text:style-name="T37"><text:tab/><text:tab/></text:span><text:span text:style-name="T38"> <text:s text:c="4"/></text:span>Чердакли М.Д.<text:bookmark-end text:name="__RefHeading___Toc832_999031852"/></text:p>
      <text:p text:style-name="P2"><text:span text:style-name="T37"><text:tab/><text:tab/></text:span><text:span text:style-name="T38"> <text:s text:c="4"/></text:span>Тимофеев Д.И.</text:p>
      <text:p text:style-name="P2"><text:span text:style-name="T37"><text:tab/><text:tab/></text:span><text:span text:style-name="T38"> <text:s text:c="9"/></text:span>Молин Д.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2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0"><text:a xlink:type="simple" xlink:href="#__RefHeading___Toc872_1689325553" text:style-name="Index_20_Link" text:visited-style-name="Index_20_Link">1. <text:s/>Понятия и термины<text:tab/>2</text:a></text:p>
          <text:p text:style-name="P10"><text:a xlink:type="simple" xlink:href="#__RefHeading___Toc944_999031852" text:style-name="Index_20_Link" text:visited-style-name="Index_20_Link">2. <text:s/>Общие сведения<text:tab/>2</text:a></text:p>
          <text:p text:style-name="P11"><text:a xlink:type="simple" xlink:href="#__RefHeading___Toc1350_999031852" text:style-name="Index_20_Link" text:visited-style-name="Index_20_Link">2.1. <text:s/>Наименование Заказчика<text:tab/>2</text:a></text:p>
          <text:p text:style-name="P11"><text:a xlink:type="simple" xlink:href="#__RefHeading___Toc1028_999031852" text:style-name="Index_20_Link" text:visited-style-name="Index_20_Link">2.2. <text:s/>Наименование Исполнителя<text:tab/>2</text:a></text:p>
          <text:p text:style-name="P11"><text:a xlink:type="simple" xlink:href="#__RefHeading___Toc1026_999031852" text:style-name="Index_20_Link" text:visited-style-name="Index_20_Link">2.3. <text:s/>Основание для разработки<text:tab/>2</text:a></text:p>
          <text:p text:style-name="P11"><text:a xlink:type="simple" xlink:href="#__RefHeading___Toc1024_999031852" text:style-name="Index_20_Link" text:visited-style-name="Index_20_Link">2.4. <text:s/>Плановые сроки начала и окончания работ<text:tab/>2</text:a></text:p>
          <text:p text:style-name="P10"><text:a xlink:type="simple" xlink:href="#__RefHeading___Toc1020_999031852" text:style-name="Index_20_Link" text:visited-style-name="Index_20_Link">3. <text:s/>Общие положения<text:tab/>3</text:a></text:p>
          <text:p text:style-name="P11"><text:a xlink:type="simple" xlink:href="#__RefHeading___Toc1018_999031852" text:style-name="Index_20_Link" text:visited-style-name="Index_20_Link">3.1. <text:s/>Назначение документа<text:tab/>3</text:a></text:p>
          <text:p text:style-name="P10"><text:a xlink:type="simple" xlink:href="#__RefHeading___Toc874_1689325553" text:style-name="Index_20_Link" text:visited-style-name="Index_20_Link">4. <text:s/>Цели создания Системы<text:tab/>3</text:a></text:p>
          <text:p text:style-name="P10"><text:a xlink:type="simple" xlink:href="#__RefHeading___Toc996_999031852" text:style-name="Index_20_Link" text:visited-style-name="Index_20_Link">5. <text:s/>Требования к Системе<text:tab/>3</text:a></text:p>
          <text:p text:style-name="P11"><text:a xlink:type="simple" xlink:href="#__RefHeading___Toc994_999031852" text:style-name="Index_20_Link" text:visited-style-name="Index_20_Link">5.1. <text:s/>Основные функциональные требования Системы<text:tab/>3</text:a></text:p>
          <text:p text:style-name="P11"><text:a xlink:type="simple" xlink:href="#__RefHeading___Toc970_999031852" text:style-name="Index_20_Link" text:visited-style-name="Index_20_Link">5.2. <text:s/>Основные нефункциональные требования Системы<text:tab/>4</text:a></text:p>
          <text:p text:style-name="P11"><text:a xlink:type="simple" xlink:href="#__RefHeading___Toc952_999031852" text:style-name="Index_20_Link" text:visited-style-name="Index_20_Link">5.3. <text:s/>Требования к пользовательскому интерфейсу<text:tab/>4</text:a></text:p>
          <text:p text:style-name="P10"><text:a xlink:type="simple" xlink:href="#__RefHeading___Toc950_999031852" text:style-name="Index_20_Link" text:visited-style-name="Index_20_Link">6. <text:s/>Варианты использования<text:tab/>4</text:a></text:p>
          <text:p text:style-name="P11"><text:a xlink:type="simple" xlink:href="#__RefHeading___Toc948_999031852" text:style-name="Index_20_Link" text:visited-style-name="Index_20_Link">6.1. <text:s/>Регистрация<text:tab/>4</text:a></text:p>
          <text:p text:style-name="P11"><text:a xlink:type="simple" xlink:href="#__RefHeading___Toc876_1689325553" text:style-name="Index_20_Link" text:visited-style-name="Index_20_Link">6.2. <text:s/>Авторизация<text:tab/>4</text:a></text:p>
          <text:p text:style-name="P11"><text:a xlink:type="simple" xlink:href="#__RefHeading___Toc878_1689325553" text:style-name="Index_20_Link" text:visited-style-name="Index_20_Link">6.3. <text:s/>Добавление изображения<text:tab/>5</text:a></text:p>
          <text:p text:style-name="P11"><text:a xlink:type="simple" xlink:href="#__RefHeading___Toc885_1689325553" text:style-name="Index_20_Link" text:visited-style-name="Index_20_Link">6.4. <text:s/>Обработка изображения<text:tab/>5</text:a></text:p>
          <text:p text:style-name="P11"><text:a xlink:type="simple" xlink:href="#__RefHeading___Toc880_1689325553" text:style-name="Index_20_Link" text:visited-style-name="Index_20_Link">6.5. <text:s/>Просмотр Ленты<text:tab/>5</text:a></text:p>
          <text:p text:style-name="P11"><text:a xlink:type="simple" xlink:href="#__RefHeading___Toc882_1689325553" text:style-name="Index_20_Link" text:visited-style-name="Index_20_Link">6.6. <text:s/>Просмотр информации об изображении<text:tab/>5</text:a></text:p>
          <text:p text:style-name="P10"><text:a xlink:type="simple" xlink:href="#__RefHeading___Toc946_999031852" text:style-name="Index_20_Link" text:visited-style-name="Index_20_Link">7. <text:s/>Порядок контроля и приемки<text:tab/>5</text:a></text:p>
        </text:index-body>
      </text:table-of-content>
      <text:p text:style-name="Title"/>
      <text:h text:style-name="P17" text:outline-level="1"><text:bookmark-start text:name="__RefHeading___Toc872_1689325553"/>Понятия и термины<text:bookmark-end text:name="__RefHeading___Toc872_1689325553"/></text:h>
      <text:p text:style-name="P47"><text:span text:style-name="T18">БД — база данных.</text:span></text:p>
      <text:p text:style-name="P50"><text:span text:style-name="T21">Изображение-источник — необработанный вариант добавленного в приложение изображения.</text:span></text:p>
      <text:p text:style-name="P50"><text:span text:style-name="T22">Л</text:span><text:span text:style-name="T19">ента — подвижная часть пользовательского интерфейса с изображениями, упорядоченными по какому-то признаку.</text:span></text:p>
      <text:p text:style-name="P7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P48">Пользователь — человек, прошедший регистрацию, который может пользоваться основными клиентскими возможностями сайта.</text:p>
      <text:p text:style-name="P49">Система — <text:span text:style-name="T31">мобильное </text:span>приложение «<text:span text:style-name="T43">Shapeshifter</text:span>», требования к которому указаны в данном документе.</text:p>
      <text:p text:style-name="P51"><text:span text:style-name="T19">Техрайтер — лицо, непосредственно выполняющие написание содержательной части документации.</text:span></text:p>
      <text:h text:style-name="P16" text:outline-level="1"><text:bookmark-start text:name="__RefHeading___Toc944_999031852"/>Общие сведения<text:bookmark-end text:name="__RefHeading___Toc944_999031852"/></text:h>
      <text:h text:style-name="Heading_20_2" text:outline-level="2"><text:bookmark-start text:name="__RefHeading___Toc1350_999031852"/><text:span text:style-name="T5">Наименование</text:span><text:span text:style-name="T3"> </text:span><text:span text:style-name="T8">З</text:span><text:span text:style-name="T3">аказчика</text:span><text:bookmark-end text:name="__RefHeading___Toc1350_999031852"/></text:h>
      <text:p text:style-name="Text_20_body">Старший преподаватель Тарасов Вячеслав Сергеевич, кафедра программирования и информационны<text:span text:style-name="T56">х</text:span> технологий.</text:p>
      <text:h text:style-name="Heading_20_2" text:outline-level="2"><text:bookmark-start text:name="__RefHeading___Toc1028_999031852"/>Наименование <text:span text:style-name="T39">И</text:span>сполнителя<text:bookmark-end text:name="__RefHeading___Toc1028_999031852"/></text:h>
      <text:p text:style-name="P5">Студент Чердакли Максим Дмитриевич, кафедра информационных систем и технологий.</text:p>
      <text:p text:style-name="P5">Студент Тимофеев Данила Игоревич, кафедра информационных систем и технологий.</text:p>
      <text:p text:style-name="P5">Студент Молин Дмитрий Михайлович, кафедра информационных систем и технологий.</text:p>
      <text:h text:style-name="P19" text:outline-level="2"><text:bookmark-start text:name="__RefHeading___Toc1026_999031852"/>Основание для разработки<text:bookmark-end text:name="__RefHeading___Toc1026_999031852"/></text:h>
      <text:p text:style-name="P5">Необходимость заказчика в наличии приложения, позволяющего обрабатывать <text:span text:style-name="T20">изображения</text:span> и просматривать <text:span text:style-name="T44">Л</text:span>енту<text:span text:style-name="T44"> </text:span><text:span text:style-name="T39">по дате</text:span>.</text:p>
      <text:h text:style-name="Heading_20_2" text:outline-level="2"><text:bookmark-start text:name="__RefHeading___Toc1024_999031852"/>Плановые сроки начала и окончания работ<text:bookmark-end text:name="__RefHeading___Toc1024_999031852"/></text:h>
      <text:p text:style-name="Text_20_body">Плановый срок начала работ — <text:span text:style-name="T31">м</text:span>арт 2022.</text:p>
      <text:p text:style-name="Text_20_body">Плановый срок окончания работ — <text:span text:style-name="T31">м</text:span>ай 2022.</text:p>
      <text:h text:style-name="Heading_20_1" text:outline-level="1"><text:bookmark-start text:name="__RefHeading___Toc1020_999031852"/><text:soft-page-break/>Общие положения<text:bookmark-end text:name="__RefHeading___Toc1020_999031852"/></text:h>
      <text:h text:style-name="P20" text:outline-level="2"><text:bookmark-start text:name="__RefHeading___Toc1018_999031852"/><text:span text:style-name="T27">Назначение</text:span><text:span text:style-name="T3"> документа</text:span><text:bookmark-end text:name="__RefHeading___Toc1018_999031852"/></text:h>
      <text:p text:style-name="P6">В настоящем документе приводится полный набор требований к <text:span text:style-name="T39">С</text:span>истеме, необходимых для реализации.</text:p>
      <text:p text:style-name="Text_20_body">Подпись Заказчика и Исполнителя на настоящем документе подтверждает их согласие с нижеследующими фактами и условиями:</text:p>
      <text:h text:style-name="Heading_20_3" text:outline-level="3">При реализации необходимо выполнить работы в объеме, указанном в настоящем Техническом задании.</text:h>
      <text:h text:style-name="Heading_20_3" text:outline-level="3"><text:span text:style-name="T3">Все неоднозначности, выявленные в настоящем Техническом задании после его подписания, подлежат двухстороннему соглашению между </text:span><text:span text:style-name="T8">с</text:span><text:span text:style-name="T3">торонами.</text:span></text:h>
      <text:h text:style-name="P18" text:outline-level="1"><text:bookmark-start text:name="__RefHeading___Toc874_1689325553"/><text:span text:style-name="T1">Цели создания </text:span><text:span text:style-name="T9">С</text:span><text:span text:style-name="T1">истемы</text:span><text:bookmark-end text:name="__RefHeading___Toc874_1689325553"/></text:h>
      <text:h text:style-name="Heading_20_3" text:outline-level="3"><text:span text:style-name="T6">С точки зрения </text:span><text:span text:style-name="T15">Заказчика</text:span><text:span text:style-name="T6">:</text:span></text:h>
      <text:h text:style-name="Heading_20_4" text:outline-level="4"><text:span text:style-name="T6">П</text:span><text:span text:style-name="T1">олучение готового приложения в соответствии с Техническим заданием.</text:span></text:h>
      <text:h text:style-name="Heading_20_3" text:outline-level="3"><text:span text:style-name="T8">С </text:span><text:span text:style-name="T6">точки зрения </text:span><text:span text:style-name="T15">Исполнителя:</text:span></text:h>
      <text:h text:style-name="Heading_20_4" text:outline-level="4">Получение опыта и знаний <text:span text:style-name="T45">в разработке мобильных приложений и оформлении документации</text:span>.</text:h>
      <text:h text:style-name="P39" text:outline-level="4"><text:span text:style-name="T13">Формирование</text:span><text:span text:style-name="T6"> клиентской базы для оказания </text:span><text:span text:style-name="T14">дальнейших</text:span><text:span text:style-name="T6"> услуг.</text:span></text:h>
      <text:h text:style-name="Heading_20_3" text:outline-level="3"><text:span text:style-name="T6">С точки зрения </text:span><text:span text:style-name="T41">Пользователя</text:span><text:span text:style-name="T42">:</text:span></text:h>
      <text:h text:style-name="Heading_20_4" text:outline-level="4">Получение возможности обрабатывать <text:span text:style-name="T46">изображения</text:span> и делиться ими с другими Пользователями.</text:h>
      <text:h text:style-name="Heading_20_1" text:outline-level="1"><text:bookmark-start text:name="__RefHeading___Toc996_999031852"/>Требования к <text:span text:style-name="T40">С</text:span><text:span text:style-name="T28">истеме</text:span><text:bookmark-end text:name="__RefHeading___Toc996_999031852"/></text:h>
      <text:h text:style-name="Heading_20_2" text:outline-level="2"><text:bookmark-start text:name="__RefHeading___Toc994_999031852"/><text:span text:style-name="T1">Основные функциональные требования </text:span><text:span text:style-name="T4">С</text:span><text:span text:style-name="T1">истемы</text:span><text:bookmark-end text:name="__RefHeading___Toc994_999031852"/></text:h>
      <text:h text:style-name="P24" text:outline-level="3">Регистрация и авторизация <text:span text:style-name="T55">п</text:span>ользователей.</text:h>
      <text:h text:style-name="P25" text:outline-level="3">Разделение пользователей по ролям:</text:h>
      <text:h text:style-name="P40" text:outline-level="4">Незарегистрированные пользователи, имеющие ограниченный доступ к функционалу Системы.</text:h>
      <text:h text:style-name="P40" text:outline-level="4">Пользователи, прошедшие регистрацию и имеющие полный доступ к функционалу Системы.</text:h>
      <text:h text:style-name="P40" text:outline-level="4">Администраторы, имеющие помимо обычных прав Пользователя возможность просматривать приватные изображения и удалять изображения других пользователей.</text:h>
      <text:h text:style-name="P25" text:outline-level="3">Добавление и удаление изображений.</text:h>
      <text:h text:style-name="P25" text:outline-level="3"><text:soft-page-break/>Обработка изображений.</text:h>
      <text:h text:style-name="P25" text:outline-level="3">Просмотр параметров изображений.</text:h>
      <text:h text:style-name="P26" text:outline-level="3">Формирование Ленты по дате.</text:h>
      <text:h text:style-name="Heading_20_2" text:outline-level="2"><text:bookmark-start text:name="__RefHeading___Toc970_999031852"/>Основные нефункциональные требования Системы<text:bookmark-end text:name="__RefHeading___Toc970_999031852"/></text:h>
      <text:h text:style-name="P28" text:outline-level="3">Поддержка <text:span text:style-name="T32">Android </text:span><text:span text:style-name="T1">устройств:</text:span></text:h>
      <text:h text:style-name="P41" text:outline-level="4">Система должна поддерживаться на устройствах <text:span text:style-name="T32">Android </text:span><text:span text:style-name="T10">версии 9 и выше.</text:span></text:h>
      <text:h text:style-name="P40" text:outline-level="4">Система должна устанавливаться на устрой<text:span text:style-name="T56">ст</text:span>во при помощи <text:span text:style-name="T32">apk </text:span><text:span text:style-name="T1">файла.</text:span></text:h>
      <text:h text:style-name="P29" text:outline-level="3"><text:span text:style-name="T23">Б</text:span><text:span text:style-name="T51">езопасность:</text:span></text:h>
      <text:h text:style-name="P42" text:outline-level="4"><text:span text:style-name="T51">Система не должна позволять Неавторизованным пользователям </text:span><text:span text:style-name="T47">получать доступ к сценариям, доступным лишь Пользователям.</text:span></text:h>
      <text:h text:style-name="P27" text:outline-level="3">Численность и квалификация персонала:</text:h>
      <text:h text:style-name="P43" text:outline-level="4"><text:span text:style-name="T51">Команда состоит из трех человек, между которыми распределены роли </text:span><text:span text:style-name="T48">разработчика</text:span><text:span text:style-name="T51">, </text:span><text:span text:style-name="T52">Техрайтера и </text:span><text:span text:style-name="T51">тестировщика</text:span><text:span text:style-name="T52">.</text:span></text:h>
      <text:h text:style-name="P30" text:outline-level="3"><text:span text:style-name="T24">Надежность Системы</text:span><text:span text:style-name="T52">:</text:span></text:h>
      <text:h text:style-name="P43" text:outline-level="4"><text:span text:style-name="T52">При возникновении ошибки </text:span><text:span text:style-name="T48">в программе,</text:span><text:span text:style-name="T52"> пользователь должен получить соответс</text:span><text:span text:style-name="T56">т</text:span><text:span text:style-name="T52">вующее сообщение.</text:span></text:h>
      <text:h text:style-name="P44" text:outline-level="4">Ошибки и сбои не должны приводить к повреждению данных и работоспособности Системы в целом.</text:h>
      <text:h text:style-name="Heading_20_2" text:outline-level="2"><text:bookmark-start text:name="__RefHeading___Toc952_999031852"/>Требования к пользовательскому интерфейсу<text:bookmark-end text:name="__RefHeading___Toc952_999031852"/></text:h>
      <text:h text:style-name="P31" text:outline-level="3">Возможность перехода на все основные экраны приложения с главного экрана.</text:h>
      <text:h text:style-name="P31" text:outline-level="3">Оформление пользовательского интерфейса в едином стиле.</text:h>
      <text:h text:style-name="Heading_20_1" text:outline-level="1"><text:bookmark-start text:name="__RefHeading___Toc950_999031852"/>Варианты использования<text:bookmark-end text:name="__RefHeading___Toc950_999031852"/></text:h>
      <text:h text:style-name="P21" text:outline-level="2"><text:bookmark-start text:name="__RefHeading___Toc948_999031852"/>Регистрация<text:bookmark-end text:name="__RefHeading___Toc948_999031852"/></text:h>
      <text:h text:style-name="P32" text:outline-level="3">Заполнение необходимых для регистрации полей.</text:h>
      <text:h text:style-name="P33" text:outline-level="3">Получение сообщения о некорректности введенных данных, если:</text:h>
      <text:h text:style-name="P45" text:outline-level="4">Введенные логин или электронная почта уже заняты.</text:h>
      <text:h text:style-name="P45" text:outline-level="4">Введенные пароли не совпадают.</text:h>
      <text:h text:style-name="P35" text:outline-level="3">Создание новых данных входа для пользователя, при вводе корректных данных.</text:h>
      <text:h text:style-name="P22" text:outline-level="2"><text:bookmark-start text:name="__RefHeading___Toc876_1689325553"/>Авторизация<text:bookmark-end text:name="__RefHeading___Toc876_1689325553"/></text:h>
      <text:h text:style-name="P37" text:outline-level="3"><text:span text:style-name="T11">Заполнение необходимых для </text:span><text:span text:style-name="T16">авторизации</text:span><text:span text:style-name="T11"> полей.</text:span></text:h>
      <text:h text:style-name="P34" text:outline-level="3"><text:soft-page-break/>Получение сообщения о некорректности введенных данных, если:</text:h>
      <text:h text:style-name="P46" text:outline-level="4"><text:span text:style-name="T53">Введенный логин </text:span><text:span text:style-name="T49">не содержится в БД пользователей</text:span><text:span text:style-name="T53">.</text:span></text:h>
      <text:h text:style-name="P46" text:outline-level="4"><text:span text:style-name="T11">Введенны</text:span><text:span text:style-name="T12">й</text:span><text:span text:style-name="T11"> парол</text:span><text:span text:style-name="T50">ь неверен</text:span><text:span text:style-name="T11">.</text:span></text:h>
      <text:h text:style-name="P35" text:outline-level="3">Завершение регистрации и получение доступа к полноценному функционалу сайта.</text:h>
      <text:h text:style-name="P22" text:outline-level="2"><text:bookmark-start text:name="__RefHeading___Toc878_1689325553"/>Добавление изображения<text:bookmark-end text:name="__RefHeading___Toc878_1689325553"/></text:h>
      <text:h text:style-name="P35" text:outline-level="3">Добавление изображения с устройства <text:span text:style-name="T54">Пользователя</text:span>.</text:h>
      <text:h text:style-name="P35" text:outline-level="3">Обработка выбранного изображения.</text:h>
      <text:h text:style-name="P35" text:outline-level="3">Возможность включения приватного доступа к загруженному изображению.</text:h>
      <text:h text:style-name="P23" text:outline-level="2"><text:bookmark-start text:name="__RefHeading___Toc885_1689325553"/>Обработка изображения<text:bookmark-end text:name="__RefHeading___Toc885_1689325553"/></text:h>
      <text:h text:style-name="P38" text:outline-level="3">Возможность обработки загруженных данным Пользователем Изображений-источников или Изображений-источников других Пользователей с публичным доступом.</text:h>
      <text:h text:style-name="P22" text:outline-level="2"><text:bookmark-start text:name="__RefHeading___Toc880_1689325553"/>Просмотр Ленты<text:bookmark-end text:name="__RefHeading___Toc880_1689325553"/></text:h>
      <text:h text:style-name="P35" text:outline-level="3">Просмотр Ленты <text:span text:style-name="T54">по дате публичных обработанных изображений</text:span> с ограничениями для Незарегистрированного пользователя.</text:h>
      <text:h text:style-name="P36" text:outline-level="3">Просмотр Ленты <text:span text:style-name="T54">по дате публичных обработанных изображений</text:span> без ограничений для Пользователя.</text:h>
      <text:h text:style-name="P35" text:outline-level="3">Возможность перехода к странице информации об изображении для Пользователя.</text:h>
      <text:h text:style-name="P22" text:outline-level="2"><text:bookmark-start text:name="__RefHeading___Toc882_1689325553"/>Просмотр информации об изображении<text:bookmark-end text:name="__RefHeading___Toc882_1689325553"/></text:h>
      <text:h text:style-name="P37" text:outline-level="3"><text:span text:style-name="T53">Вывод Изображения-источника и ленты других </text:span><text:span text:style-name="T25">вариантов обработки этого изображения.</text:span></text:h>
      <text:h text:style-name="Heading_20_1" text:outline-level="1"><text:bookmark-start text:name="__RefHeading___Toc946_999031852"/>Порядок контроля и приемки<text:bookmark-end text:name="__RefHeading___Toc946_999031852"/></text:h>
      <text:p text:style-name="P8"><text:bookmark-start text:name="__RefHeading___Toc1032_999031852"/>Сдача-приемка работ производится поэтапно, в соответствии с рабочей программой и календарным планом.<text:bookmark-end text:name="__RefHeading___Toc1032_999031852"/></text:p>
      <text:p text:style-name="P8">Заказчик принимает разработанный продукт в соответствии с Техническим заданием.</text:p>
      <text:p text:style-name="P8">Все создаваемые в рамках настоящей работы программные изделия передаются Заказчику, как в виде готовых модулей, так и в виде исходных кодов, представляемых в электронной форм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2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03-20T17:26:52.619000000</dc:date>
    <meta:editing-duration>PT2H27M37S</meta:editing-duration>
    <meta:editing-cycles>11</meta:editing-cycles>
    <meta:generator>LibreOffice/7.0.0.3$Windows_x86 LibreOffice_project/8061b3e9204bef6b321a21033174034a5e2ea88e</meta:generator>
    <meta:document-statistic meta:table-count="0" meta:image-count="0" meta:object-count="0" meta:page-count="7" meta:paragraph-count="119" meta:word-count="827" meta:character-count="6846" meta:non-whitespace-character-count="6067"/>
  </office:meta>
</office:document-meta>
</file>